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685cm" svg:height="4.656cm" svg:x="6.928cm" svg:y="0.63cm">
            <draw:object draw:notify-on-update-of-ranges="Sheet1.A3:Sheet1.A9 Sheet1.B2:Sheet1.B2 Sheet1.B3:Sheet1.B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097cm" svg:height="6.03cm" svg:x="10.628cm" svg:y="8.287cm">
            <draw:object draw:notify-on-update-of-ranges="Sheet1.C26:Sheet1.C29 Sheet1.D25:Sheet1.D25 Sheet1.D26:Sheet1.D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olved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coun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 table:number-rows-repeated="14">
          <table:table-cell table:number-columns-repeated="6"/>
        </table:table-row>
        <table:table-row table:style-name="ro1">
          <table:table-cell office:value-type="string" calcext:value-type="string">
            <text:p>q1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8">
          <table:table-cell table:number-columns-repeated="6"/>
        </table:table-row>
        <table:table-row table:style-name="ro1">
          <table:table-cell office:value-type="string" calcext:value-type="string">
            <text:p>q2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(keys)</text:p>
          </table:table-cell>
          <table:table-cell office:value-type="string" calcext:value-type="string">
            <text:p>m (cells)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deletion</text:p>
          </table:table-cell>
          <table:table-cell office:value-type="string" calcext:value-type="string">
            <text:p>insertion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14:16:27.561022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4:44:50.403919401</meta:creation-date>
    <dc:date>2016-10-18T14:17:11.792078838</dc:date>
    <meta:editing-duration>PT13M</meta:editing-duration>
    <meta:editing-cycles>2</meta:editing-cycles>
    <meta:generator>LibreOffice/4.2.8.2$Linux_X86_64 LibreOffice_project/420m0$Build-2</meta:generator>
    <meta:document-statistic meta:table-count="1" meta:cell-count="7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686cm" svg:height="4.657cm" xlink:href=".." xlink:type="simple" chart:class="chart:scatter" chart:style-name="ch1">
        <chart:legend chart:legend-position="end" svg:x="9.495cm" svg:y="2.029cm" style:legend-expansion="high" chart:style-name="ch2"/>
        <chart:plot-area chart:style-name="ch3" table:cell-range-address="Sheet1.A3:Sheet1.B9 Sheet1.B2:Sheet1.B2" chart:data-source-has-labels="row" svg:x="0.233cm" svg:y="0.093cm" svg:width="9.029cm" svg:height="4.471cm">
          <chartooo:coordinate-region svg:x="0.854cm" svg:y="0.292cm" svg:width="8.314cm" svg:height="3.6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9" chart:label-cell-address="Sheet1.B2:Sheet1.B2" chart:class="chart:scatter">
            <chart:domain table:cell-range-address="Sheet1.A3:Sheet1.A9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unt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3:Sheet1.A9</svg:desc>
                </draw:g>
              </table:table-cell>
              <table:table-cell office:value-type="float" office:value="1">
                <text:p>1</text:p>
                <draw:g>
                  <svg:desc>Sheet1.B3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098cm" svg:height="6.031cm" xlink:href=".." xlink:type="simple" chart:class="chart:scatter" chart:style-name="ch1">
        <chart:legend chart:legend-position="end" svg:x="11.907cm" svg:y="2.716cm" style:legend-expansion="high" chart:style-name="ch2"/>
        <chart:plot-area chart:style-name="ch3" table:cell-range-address="Sheet1.C26:Sheet1.D29 Sheet1.D25:Sheet1.D25" chart:data-source-has-labels="row" svg:x="1.866cm" svg:y="0.607cm" svg:width="11.711cm" svg:height="6.068cm">
          <chartooo:coordinate-region svg:x="2.593cm" svg:y="0.806cm" svg:width="10.797cm" svg:height="5.2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6:Sheet1.D29" chart:label-cell-address="Sheet1.D25:Sheet1.D25" chart:class="chart:scatter">
            <chart:domain table:cell-range-address="Sheet1.C26:Sheet1.C29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unt</text:p>
                <draw:g>
                  <svg:desc>Sheet1.D25:Sheet1.D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C26:Sheet1.C29</svg:desc>
                </draw:g>
              </table:table-cell>
              <table:table-cell office:value-type="float" office:value="4">
                <text:p>4</text:p>
                <draw:g>
                  <svg:desc>Sheet1.D26:Sheet1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